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ear Régis Leruste,</text:p>
      <text:p text:style-name="Preformatted_20_Text"><text:s/></text:p>
      <text:p text:style-name="Preformatted_20_Text">Thank you for choosing National Instruments products. If your product is not yet activated, use the activation codes listed below. Please save the activation codes in case you need to reactivate your products on the same computer.</text:p>
      <text:p text:style-name="Preformatted_20_Text"><text:s/></text:p>
      <text:p text:style-name="Preformatted_20_Text">Serial Number: <text:s text:c="15"/>M62X93295</text:p>
      <text:p text:style-name="Preformatted_20_Text">Product: <text:s text:c="21"/>LabVIEW Professional Development System</text:p>
      <text:p text:style-name="Preformatted_20_Text">Version: <text:s text:c="21"/>8.0</text:p>
      <text:p text:style-name="Preformatted_20_Text">Activation Code: <text:s text:c="13"/>HYZ2-S3ZF-6XXZ-YGPB-BNHP</text:p>
      <text:p text:style-name="Preformatted_20_Text"/>
      <text:p text:style-name="Preformatted_20_Text"/>
      <text:p text:style-name="Preformatted_20_Text"/>
      <text:p text:style-name="Preformatted_20_Text"><text:s/></text:p>
      <text:p text:style-name="Preformatted_20_Text">The activation codes in this message were generated for the following computer:</text:p>
      <text:p text:style-name="Preformatted_20_Text"><text:s text:c="2"/></text:p>
      <text:p text:style-name="Preformatted_20_Text"><text:s text:c="3"/>Computer ID: <text:s text:c="14"/>QQHG-P859-W9F6-V3W5</text:p>
      <text:p text:style-name="Preformatted_20_Text"><text:s/></text:p>
      <text:p text:style-name="Preformatted_20_Text"/>
      <text:p text:style-name="Preformatted_20_Text">--------------------------------------------------------------------------</text:p>
      <text:p text:style-name="Preformatted_20_Text"><text:s text:c="2"/>Apply Your Activation Codes</text:p>
      <text:p text:style-name="Preformatted_20_Text">--------------------------------------------------------------------------</text:p>
      <text:p text:style-name="Preformatted_20_Text">*** Option A: Apply ALL Activation Codes At Once</text:p>
      <text:p text:style-name="Preformatted_20_Text">To apply all activation codes, simply copy all of the codes below and paste them into the NI Activation Wizard. You may also copy and paste activation codes individually.</text:p>
      <text:p text:style-name="Preformatted_20_Text"/>
      <text:p text:style-name="Preformatted_20_Text">1. Launch the NI Activation Wizard using one of two methods:</text:p>
      <text:p text:style-name="Preformatted_20_Text"/>
      <text:p text:style-name="Preformatted_20_Text"><text:s text:c="3"/>From your NI Software</text:p>
      <text:p text:style-name="Preformatted_20_Text"><text:s text:c="4"/>* Launch your NI Software </text:p>
      <text:p text:style-name="Preformatted_20_Text"><text:s text:c="4"/>* Select Activate from the initial start screen </text:p>
      <text:p text:style-name="Preformatted_20_Text"><text:s text:c="3"/>Or from NI License Manager</text:p>
      <text:p text:style-name="Preformatted_20_Text"><text:s text:c="4"/>* Launch NI License Manager by selecting Start » Programs » National Instruments » NI License Manager </text:p>
      <text:p text:style-name="Preformatted_20_Text"><text:s text:c="4"/>* Click the Activate button on the toolbar </text:p>
      <text:p text:style-name="Preformatted_20_Text"/>
      <text:p text:style-name="Preformatted_20_Text">2. Select "Apply one or more 20-character activation codes previously acquired for this computer" </text:p>
      <text:p text:style-name="Preformatted_20_Text">3. Copy and paste all of your activation codes into the NI Activation Wizard: </text:p>
      <text:p text:style-name="Preformatted_20_Text"/>
      <text:p text:style-name="Preformatted_20_Text">HYZ2-S3ZF-6XXZ-YGPB-BNHP</text:p>
      <text:p text:style-name="Preformatted_20_Text"/>
      <text:p text:style-name="Preformatted_20_Text"/>
      <text:p text:style-name="Preformatted_20_Text">4. Follow the prompts in the NI Activation Wizard to complete the process. </text:p>
      <text:p text:style-name="Preformatted_20_Text"/>
      <text:p text:style-name="Preformatted_20_Text"/>
      <text:p text:style-name="Preformatted_20_Text">*** Option B: Apply SOME Activation Codes</text:p>
      <text:p text:style-name="Preformatted_20_Text">Apply selected Product Activation Codes.</text:p>
      <text:p text:style-name="Preformatted_20_Text"/>
      <text:p text:style-name="Preformatted_20_Text">1. Launch the NI Activation Wizard using one of two methods: </text:p>
      <text:p text:style-name="Preformatted_20_Text"/>
      <text:p text:style-name="Preformatted_20_Text"><text:s text:c="3"/>From your NI Software</text:p>
      <text:p text:style-name="Preformatted_20_Text"><text:s text:c="5"/>* Launch your NI Software </text:p>
      <text:p text:style-name="Preformatted_20_Text"><text:s text:c="5"/>* Select Activate from the initial start screen </text:p>
      <text:p text:style-name="Preformatted_20_Text"><text:s text:c="3"/>Or From NI License Manager</text:p>
      <text:p text:style-name="Preformatted_20_Text"/>
      <text:p text:style-name="Preformatted_20_Text"><text:s text:c="5"/>* Launch NI License Manager by selecting Start » Programs » National Instruments » NI License Manager </text:p>
      <text:p text:style-name="Preformatted_20_Text"><text:s text:c="5"/>* Click the Activate button on the toolbar </text:p>
      <text:p text:style-name="Preformatted_20_Text">2. Select "Apply one or more 20-character activation codes previously acquired for this computer" </text:p>
      <text:p text:style-name="Preformatted_20_Text">3. Copy and paste selected activation codes from the confirmation message above into the NI Activation Wizard </text:p>
      <text:p text:style-name="Preformatted_20_Text"><text:soft-page-break/>4. Follow the prompts in the NI Activation Wizard to complete the process. </text:p>
      <text:p text:style-name="Preformatted_20_Text"/>
      <text:p text:style-name="Preformatted_20_Text"/>
      <text:p text:style-name="Preformatted_20_Text">Thank you for completing Product Activation.</text:p>
      <text:p text:style-name="Preformatted_20_Text"/>
      <text:p text:style-name="Preformatted_20_Text"/>
      <text:p text:style-name="Preformatted_20_Text">For technical support, please visit <text:a xlink:type="simple" xlink:href="http://ni.com/support">http://ni.com/support</text:a>.</text:p>
      <text:p text:style-name="Preformatted_20_Text"/>
      <text:p text:style-name="Preformatted_20_Text">National Instruments Product Activation and Licensing</text:p>
      <text:p text:style-name="Preformatted_20_Text"><text:a xlink:type="simple" xlink:href="http://ni.com/activate">http://ni.com/activate</text:a></text:p>
      <text:p text:style-name="Preformatted_20_Text"/>
      <text:p text:style-name="Preformatted_20_Text"/>
      <text:p text:style-name="Preformatted_20_Text"/>
      <text:p text:style-name="Preformatted_20_Text"/>
      <text:p text:style-name="Preformatted_20_Tex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7T11:23:20.901306104</meta:creation-date>
    <dc:date>2015-02-27T11:24:25.025506799</dc:date>
    <meta:editing-duration>P0D</meta:editing-duration>
    <meta:editing-cycles>1</meta:editing-cycles>
    <meta:document-statistic meta:table-count="0" meta:image-count="0" meta:object-count="0" meta:page-count="2" meta:paragraph-count="45" meta:word-count="345" meta:character-count="2490" meta:non-whitespace-character-count="2027"/>
    <meta:generator>LibreOffice/4.2.7.2$Linux_X86_64 LibreOffice_project/420m0$Build-2</meta:generator>
  </office:meta>
</office:document-meta>
</file>